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ystem" style:font-pitch="variable"/>
    <style:font-face style:name="Luciole" svg:font-family="Luciole"/>
    <style:font-face style:name="Luciole1" svg:font-family="Luciole" style:font-family-generic="swiss" style:font-pitch="variable"/>
    <style:font-face style:name="Luciole2" svg:font-family="Luciole" style:font-adornments="Gras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text-properties officeooo:rsid="00284028" officeooo:paragraph-rsid="00fe0611" fo:background-color="#81d41a"/>
    </style:style>
    <style:style style:name="P2" style:family="paragraph" style:parent-style-name="Standard">
      <style:text-properties officeooo:rsid="00284028" officeooo:paragraph-rsid="00ffb7a3" fo:background-color="#81d41a"/>
    </style:style>
    <style:style style:name="P3" style:family="paragraph" style:parent-style-name="Standard">
      <style:text-properties style:font-name="Luciole1" fo:font-size="20pt" officeooo:paragraph-rsid="00fc4c6e" fo:background-color="transparent" style:font-size-asian="20pt" style:font-size-complex="20pt"/>
    </style:style>
    <style:style style:name="P4" style:family="paragraph" style:parent-style-name="Standard">
      <style:text-properties style:font-name="Luciole1" fo:font-size="20pt" officeooo:paragraph-rsid="01080295" fo:background-color="transparen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Luciole1" fo:font-size="20pt" officeooo:rsid="00defcfe" officeooo:paragraph-rsid="00defcfe" fo:background-color="transparen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Luciole1" fo:font-size="20pt" officeooo:rsid="0078a055" officeooo:paragraph-rsid="0078a055" fo:background-color="transparent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Luciole1" fo:font-size="20pt" officeooo:rsid="0078a055" officeooo:paragraph-rsid="00ffb7a3" fo:background-color="transparen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Luciole1" fo:font-size="20pt" officeooo:rsid="00fc4c6e" officeooo:paragraph-rsid="00fc4c6e" fo:background-color="transparent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Luciole1" fo:font-size="20pt" officeooo:rsid="00fc4c6e" officeooo:paragraph-rsid="00ffb7a3" fo:background-color="transparent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style:font-name="Luciole1" fo:font-size="20pt" officeooo:rsid="009cd884" officeooo:paragraph-rsid="009cd884" fo:background-color="transparent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Luciole1" fo:font-size="20pt" officeooo:rsid="009cd884" officeooo:paragraph-rsid="00ffb7a3" fo:background-color="transparent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style:font-name="Luciole1" fo:font-size="20pt" officeooo:rsid="00e3a8d8" officeooo:paragraph-rsid="0087d350" fo:background-color="transparent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style:font-name="Luciole1" fo:font-size="20pt" officeooo:rsid="00e3a8d8" officeooo:paragraph-rsid="00ffb7a3" fo:background-color="transparent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style:font-name="Luciole1" fo:font-size="20pt" officeooo:rsid="00b69779" officeooo:paragraph-rsid="00fe0611" fo:background-color="transparent" style:font-size-asian="20pt" style:font-size-complex="20pt"/>
    </style:style>
    <style:style style:name="P15" style:family="paragraph" style:parent-style-name="Standard">
      <style:paragraph-properties fo:text-align="start" style:justify-single-word="false"/>
      <style:text-properties style:font-name="Luciole1" fo:font-size="20pt" officeooo:rsid="00b69779" officeooo:paragraph-rsid="00ff5791" fo:background-color="transparent" style:font-size-asian="20pt" style:font-size-complex="20pt"/>
    </style:style>
    <style:style style:name="P16" style:family="paragraph" style:parent-style-name="Standard">
      <style:paragraph-properties fo:text-align="start" style:justify-single-word="false"/>
      <style:text-properties style:font-name="Luciole1" fo:font-size="20pt" officeooo:rsid="00b69779" officeooo:paragraph-rsid="01009e0c" fo:background-color="transparent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style:font-name="Luciole1" fo:font-size="20pt" officeooo:rsid="00b69779" officeooo:paragraph-rsid="0102b99d" fo:background-color="transparent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style:font-name="Luciole1" fo:font-size="20pt" officeooo:rsid="00b69779" officeooo:paragraph-rsid="00b69779" fo:background-color="transparent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style:font-name="Luciole1" fo:font-size="20pt" officeooo:rsid="00dfabd3" officeooo:paragraph-rsid="00fe0611" fo:background-color="transparent" style:font-size-asian="20pt" style:font-size-complex="20pt"/>
    </style:style>
    <style:style style:name="P20" style:family="paragraph" style:parent-style-name="Standard">
      <style:paragraph-properties fo:text-align="start" style:justify-single-word="false"/>
      <style:text-properties style:font-name="Luciole1" fo:font-size="20pt" officeooo:rsid="00dfabd3" officeooo:paragraph-rsid="00ff5791" fo:background-color="transparent" style:font-size-asian="20pt" style:font-size-complex="20pt"/>
    </style:style>
    <style:style style:name="P21" style:family="paragraph" style:parent-style-name="Standard">
      <style:paragraph-properties fo:text-align="start" style:justify-single-word="false"/>
      <style:text-properties style:font-name="Luciole1" fo:font-size="20pt" officeooo:rsid="00dfabd3" officeooo:paragraph-rsid="01009e0c" fo:background-color="transparent" style:font-size-asian="20pt" style:font-size-complex="20pt"/>
    </style:style>
    <style:style style:name="P22" style:family="paragraph" style:parent-style-name="Standard">
      <style:paragraph-properties fo:text-align="start" style:justify-single-word="false"/>
      <style:text-properties style:font-name="Luciole1" fo:font-size="20pt" officeooo:rsid="00f54ebf" officeooo:paragraph-rsid="00fe0611" fo:background-color="transparent" style:font-size-asian="20pt" style:font-size-complex="20pt"/>
    </style:style>
    <style:style style:name="P23" style:family="paragraph" style:parent-style-name="Standard">
      <style:paragraph-properties fo:text-align="start" style:justify-single-word="false"/>
      <style:text-properties style:font-name="Luciole1" fo:font-size="20pt" officeooo:rsid="00f54ebf" officeooo:paragraph-rsid="01009e0c" fo:background-color="transparent" style:font-size-asian="20pt" style:font-size-complex="20pt"/>
    </style:style>
    <style:style style:name="P24" style:family="paragraph" style:parent-style-name="Standard">
      <style:text-properties style:font-name="Luciole1" fo:font-size="20pt" officeooo:rsid="00284028" officeooo:paragraph-rsid="00fe0611" fo:background-color="transparent" style:font-size-asian="20pt" style:font-size-complex="20pt"/>
    </style:style>
    <style:style style:name="P25" style:family="paragraph" style:parent-style-name="Standard">
      <style:text-properties style:font-name="Luciole1" fo:font-size="20pt" officeooo:rsid="00284028" officeooo:paragraph-rsid="00ffb7a3" fo:background-color="transparent" style:font-size-asian="20pt" style:font-size-complex="20pt"/>
    </style:style>
    <style:style style:name="P26" style:family="paragraph" style:parent-style-name="Standard">
      <style:paragraph-properties style:writing-mode="lr-tb"/>
      <style:text-properties style:font-name="Luciole1" fo:font-size="20pt" officeooo:paragraph-rsid="00fe0611" fo:background-color="transparent" style:font-size-asian="20pt" style:font-size-complex="20pt"/>
    </style:style>
    <style:style style:name="P27" style:family="paragraph" style:parent-style-name="Standard">
      <style:paragraph-properties fo:text-align="start" style:justify-single-word="false"/>
      <style:text-properties style:font-name="Luciole1" fo:font-size="20pt" officeooo:rsid="00ff5791" officeooo:paragraph-rsid="00ff5791" fo:background-color="transparent" style:font-size-asian="20pt" style:font-size-complex="20pt"/>
    </style:style>
    <style:style style:name="P28" style:family="paragraph" style:parent-style-name="Standard">
      <style:text-properties style:font-name="Luciole1" fo:font-size="20pt" officeooo:paragraph-rsid="00ffb7a3" fo:background-color="transparent" style:font-size-asian="20pt" style:font-size-complex="20pt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Luciole1" fo:font-size="20pt" officeooo:paragraph-rsid="00ffb7a3" fo:background-color="transparent" style:font-size-asian="20pt" style:font-size-complex="20pt"/>
    </style:style>
    <style:style style:name="P30" style:family="paragraph" style:parent-style-name="Standard">
      <style:paragraph-properties style:writing-mode="lr-tb"/>
      <style:text-properties style:font-name="Luciole1" fo:font-size="20pt" officeooo:paragraph-rsid="00ffb7a3" fo:background-color="transparent" style:font-size-asian="20pt" style:font-size-complex="20pt"/>
    </style:style>
    <style:style style:name="P31" style:family="paragraph" style:parent-style-name="Standard">
      <style:text-properties style:font-name="Luciole1" fo:font-size="20pt" officeooo:paragraph-rsid="00f31a20" fo:background-color="transparent" style:font-size-asian="20pt" style:font-size-complex="20pt"/>
    </style:style>
    <style:style style:name="P32" style:family="paragraph" style:parent-style-name="Standard">
      <style:text-properties style:font-name="Luciole1" fo:font-size="20pt" fo:font-weight="normal" officeooo:rsid="00ccd620" officeooo:paragraph-rsid="00fc4c6e" fo:background-color="transparent" style:font-size-asian="20pt" style:font-weight-asian="normal" style:font-size-complex="20pt" style:font-weight-complex="normal"/>
    </style:style>
    <style:style style:name="P33" style:family="paragraph" style:parent-style-name="Standard">
      <style:text-properties style:font-name="Luciole1" fo:font-size="20pt" fo:font-weight="normal" officeooo:rsid="00fc4c6e" officeooo:paragraph-rsid="00fc4c6e" fo:background-color="transparent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font-name="Luciole1" fo:font-size="20pt" fo:font-weight="normal" officeooo:rsid="00cdcec9" officeooo:paragraph-rsid="00fc4c6e" fo:background-color="transparent" style:font-size-asian="20pt" style:font-weight-asian="normal" style:font-size-complex="20pt" style:font-weight-complex="normal"/>
    </style:style>
    <style:style style:name="P35" style:family="paragraph" style:parent-style-name="Standard">
      <style:text-properties style:font-name="Luciole1" fo:font-size="20pt" fo:font-weight="normal" officeooo:rsid="0077e1a0" officeooo:paragraph-rsid="00e6d536" fo:background-color="transparent" style:font-size-asian="20pt" style:font-weight-asian="normal" style:font-size-complex="20pt" style:font-weight-complex="normal"/>
    </style:style>
    <style:style style:name="P36" style:family="paragraph" style:parent-style-name="Standard">
      <style:text-properties style:font-name="Luciole1" fo:font-size="20pt" fo:font-weight="normal" officeooo:rsid="0077e1a0" officeooo:paragraph-rsid="010e5975" fo:background-color="transparent" style:font-size-asian="20pt" style:font-weight-asian="normal" style:font-size-complex="20pt" style:font-weight-complex="normal"/>
    </style:style>
    <style:style style:name="P37" style:family="paragraph" style:parent-style-name="Standard">
      <style:text-properties style:font-name="Luciole1" fo:font-size="20pt" fo:font-weight="normal" officeooo:rsid="0077e1a0" officeooo:paragraph-rsid="01009e0c" fo:background-color="transparent" style:font-size-asian="20pt" style:font-weight-asian="normal" style:font-size-complex="20pt" style:font-weight-complex="normal"/>
    </style:style>
    <style:style style:name="P38" style:family="paragraph" style:parent-style-name="Standard">
      <style:text-properties style:font-name="Luciole1" fo:font-size="20pt" fo:font-weight="normal" officeooo:rsid="00fe0611" officeooo:paragraph-rsid="00fe0611" fo:background-color="transparent" style:font-size-asian="20pt" style:font-weight-asian="normal" style:font-size-complex="20pt" style:font-weight-complex="normal"/>
    </style:style>
    <style:style style:name="P39" style:family="paragraph" style:parent-style-name="Standard">
      <style:text-properties style:font-name="Luciole1" fo:font-size="20pt" fo:font-weight="normal" officeooo:rsid="00fe0611" officeooo:paragraph-rsid="00e6d536" fo:background-color="transparent" style:font-size-asian="20pt" style:font-weight-asian="normal" style:font-size-complex="20pt" style:font-weight-complex="normal"/>
    </style:style>
    <style:style style:name="P40" style:family="paragraph" style:parent-style-name="Standard">
      <style:text-properties style:font-name="Luciole1" fo:font-size="20pt" fo:font-weight="normal" officeooo:rsid="00b526d8" officeooo:paragraph-rsid="010e5975" fo:background-color="transparent" style:font-size-asian="20pt" style:font-weight-asian="normal" style:font-size-complex="20pt" style:font-weight-complex="normal"/>
    </style:style>
    <style:style style:name="P41" style:family="paragraph" style:parent-style-name="Standard">
      <style:text-properties style:font-name="Luciole1" fo:font-size="20pt" fo:font-weight="normal" officeooo:rsid="00b526d8" officeooo:paragraph-rsid="01150d35" fo:background-color="transparent" style:font-size-asian="20pt" style:font-weight-asian="normal" style:font-size-complex="20pt" style:font-weight-complex="normal"/>
    </style:style>
    <style:style style:name="P42" style:family="paragraph" style:parent-style-name="Standard">
      <style:text-properties style:font-name="Luciole1" fo:font-size="20pt" fo:font-weight="normal" officeooo:rsid="00b526d8" officeooo:paragraph-rsid="01009e0c" fo:background-color="transparent" style:font-size-asian="20pt" style:font-weight-asian="normal" style:font-size-complex="20pt" style:font-weight-complex="normal"/>
    </style:style>
    <style:style style:name="P43" style:family="paragraph" style:parent-style-name="Standard">
      <style:text-properties style:font-name="Luciole1" fo:font-size="20pt" fo:font-weight="normal" officeooo:rsid="00ff5791" officeooo:paragraph-rsid="00ff5791" fo:background-color="transparent" style:font-size-asian="20pt" style:font-weight-asian="normal" style:font-size-complex="20pt" style:font-weight-complex="normal"/>
    </style:style>
    <style:style style:name="P44" style:family="paragraph" style:parent-style-name="Standard">
      <style:text-properties style:font-name="Luciole1" fo:font-size="20pt" fo:font-weight="normal" officeooo:rsid="00e6d536" officeooo:paragraph-rsid="00e6d536" fo:background-color="transparent" style:font-size-asian="20pt" style:font-weight-asian="normal" style:font-size-complex="20pt" style:font-weight-complex="normal"/>
    </style:style>
    <style:style style:name="P45" style:family="paragraph" style:parent-style-name="Standard">
      <style:text-properties style:font-name="Luciole1" fo:font-size="20pt" fo:font-weight="normal" officeooo:rsid="00ffb7a3" officeooo:paragraph-rsid="00ffb7a3" fo:background-color="transparent" style:font-size-asian="20pt" style:font-weight-asian="normal" style:font-size-complex="20pt" style:font-weight-complex="normal"/>
    </style:style>
    <style:style style:name="P46" style:family="paragraph" style:parent-style-name="Standard">
      <style:text-properties style:font-name="Luciole1" fo:font-size="20pt" fo:font-weight="normal" officeooo:rsid="00ffb7a3" officeooo:paragraph-rsid="011b918f" fo:background-color="transparent" style:font-size-asian="20pt" style:font-weight-asian="normal" style:font-size-complex="20pt" style:font-weight-complex="normal"/>
    </style:style>
    <style:style style:name="P47" style:family="paragraph" style:parent-style-name="Standard">
      <style:text-properties style:font-name="Luciole1" fo:font-size="20pt" fo:font-weight="normal" officeooo:rsid="01009e0c" officeooo:paragraph-rsid="01009e0c" fo:background-color="transparent" style:font-size-asian="20pt" style:font-weight-asian="normal" style:font-size-complex="20pt" style:font-weight-complex="normal"/>
    </style:style>
    <style:style style:name="P48" style:family="paragraph" style:parent-style-name="Standard">
      <style:text-properties style:font-name="Luciole1" fo:font-size="20pt" fo:font-weight="normal" officeooo:rsid="01051904" officeooo:paragraph-rsid="01051904" fo:background-color="transparent" style:font-size-asian="20pt" style:font-weight-asian="normal" style:font-size-complex="20pt" style:font-weight-complex="normal"/>
    </style:style>
    <style:style style:name="P49" style:family="paragraph" style:parent-style-name="Standard">
      <style:text-properties style:font-name="Luciole1" fo:font-size="20pt" fo:font-weight="normal" officeooo:rsid="01150d35" officeooo:paragraph-rsid="01150d35" fo:background-color="transparent" style:font-size-asian="20pt" style:font-weight-asian="normal" style:font-size-complex="20pt" style:font-weight-complex="normal"/>
    </style:style>
    <style:style style:name="P50" style:family="paragraph" style:parent-style-name="Standard">
      <style:text-properties style:font-name="Luciole" fo:font-size="20pt" officeooo:rsid="00380bbe" officeooo:paragraph-rsid="011b918f" fo:background-color="transparent" style:font-size-asian="20pt" style:font-size-complex="20pt"/>
    </style:style>
    <style:style style:name="P51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Luciole1" fo:font-size="20pt" officeooo:paragraph-rsid="00fe0611" fo:background-color="transparent" style:font-size-asian="20pt" style:font-size-complex="20pt"/>
    </style:style>
    <style:style style:name="P52" style:family="paragraph" style:parent-style-name="Heading">
      <style:paragraph-properties fo:margin-top="0cm" fo:margin-bottom="1cm" style:contextual-spacing="false"/>
    </style:style>
    <style:style style:name="P53" style:family="paragraph" style:parent-style-name="Standard">
      <style:text-properties style:font-name="Luciole1" fo:font-size="20pt" fo:font-weight="normal" officeooo:rsid="00b526d8" officeooo:paragraph-rsid="010e5975" fo:background-color="transparent" style:font-size-asian="20pt" style:font-weight-asian="normal" style:font-size-complex="20pt" style:font-weight-complex="normal"/>
    </style:style>
    <style:style style:name="P54" style:family="paragraph" style:parent-style-name="Standard">
      <style:text-properties style:font-name="Luciole1" fo:font-size="20pt" fo:font-weight="normal" officeooo:rsid="00b526d8" officeooo:paragraph-rsid="01009e0c" fo:background-color="transparent" style:font-size-asian="20pt" style:font-weight-asian="normal" style:font-size-complex="20pt" style:font-weight-complex="normal"/>
    </style:style>
    <style:style style:name="P55" style:family="paragraph" style:parent-style-name="Standard" style:list-style-name="L1">
      <style:text-properties style:font-name="Luciole1" fo:font-size="20pt" fo:font-weight="normal" officeooo:rsid="010ddad2" officeooo:paragraph-rsid="010ddad2" fo:background-color="transparent" style:font-size-asian="20pt" style:font-weight-asian="normal" style:font-size-complex="20pt" style:font-weight-complex="normal"/>
    </style:style>
    <style:style style:name="P56" style:family="paragraph" style:parent-style-name="Standard" style:list-style-name="L2">
      <style:text-properties style:font-name="Luciole1" fo:font-size="20pt" fo:font-weight="normal" officeooo:rsid="010ddad2" officeooo:paragraph-rsid="010ddad2" fo:background-color="transparent" style:font-size-asian="20pt" style:font-weight-asian="normal" style:font-size-complex="20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style:font-name="Luciole1" fo:font-size="20pt" officeooo:rsid="010b6a70" officeooo:paragraph-rsid="0100be50" fo:background-color="transparent" style:font-size-asian="20pt" style:font-size-complex="20pt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Luciole1" fo:font-size="20pt" officeooo:rsid="0100be50" officeooo:paragraph-rsid="010c4043" fo:background-color="transparent" style:font-size-asian="20pt" style:font-size-complex="20pt"/>
    </style:style>
    <style:style style:name="P59" style:family="paragraph" style:parent-style-name="Standard" style:list-style-name="L5">
      <style:paragraph-properties fo:text-align="start" style:justify-single-word="false"/>
      <style:text-properties style:font-name="Luciole1" fo:font-size="20pt" officeooo:rsid="0100be50" officeooo:paragraph-rsid="0100be50" fo:background-color="transparent" style:font-size-asian="20pt" style:font-size-complex="20pt"/>
    </style:style>
    <style:style style:name="P60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Luciole1" fo:font-size="20pt" officeooo:rsid="0100be50" officeooo:paragraph-rsid="010b6a70" fo:background-color="transparent" style:font-size-asian="20pt" style:font-size-complex="20pt"/>
    </style:style>
    <style:style style:name="P61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style:font-name="Luciole1" fo:font-size="20pt" officeooo:rsid="0100be50" officeooo:paragraph-rsid="011eef4e" fo:background-color="transparent" style:font-size-asian="20pt" style:font-size-complex="20pt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Luciole1" fo:font-size="20pt" officeooo:rsid="010c4043" officeooo:paragraph-rsid="010c4043" fo:background-color="transparent" style:font-size-asian="20pt" style:font-size-complex="20pt"/>
    </style:style>
    <style:style style:name="P63" style:family="paragraph" style:parent-style-name="Standard" style:list-style-name="L6" style:master-page-name="">
      <loext:graphic-properties draw:fill="none"/>
      <style:paragraph-properties fo:text-align="start" style:justify-single-word="false" style:page-number="auto" fo:background-color="transparent"/>
      <style:text-properties style:font-name="Luciole1" fo:font-size="20pt" officeooo:rsid="010c4043" officeooo:paragraph-rsid="010b6a70" fo:background-color="transparent" style:font-size-asian="20pt" style:font-size-complex="20pt"/>
    </style:style>
    <style:style style:name="P64" style:family="paragraph" style:parent-style-name="Standard">
      <style:text-properties style:font-name="Luciole1" fo:font-size="20pt" officeooo:paragraph-rsid="00fc4c6e" fo:background-color="transparent" style:font-size-asian="20pt" style:font-size-complex="20pt"/>
    </style:style>
    <style:style style:name="P65" style:family="paragraph" style:parent-style-name="Standard">
      <style:paragraph-properties fo:text-align="start" style:justify-single-word="false"/>
      <style:text-properties style:font-name="Luciole1" fo:font-size="20pt" officeooo:paragraph-rsid="01009e0c" fo:background-color="transparent" style:font-size-asian="20pt" style:font-size-complex="20pt"/>
    </style:style>
    <style:style style:name="P66" style:family="paragraph" style:parent-style-name="Standard">
      <style:text-properties style:font-name="Luciole" fo:font-size="20pt" officeooo:rsid="00380bbe" officeooo:paragraph-rsid="011b918f" fo:background-color="transparent" style:font-size-asian="20pt" style:font-size-complex="2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Luciole1" fo:font-size="20pt" officeooo:rsid="00d51a12" fo:background-color="transparent" loext:char-shading-value="0" style:font-size-asian="20pt" style:font-size-complex="20pt"/>
    </style:style>
    <style:style style:name="T3" style:family="text">
      <style:text-properties fo:color="#000000" loext:opacity="100%" style:font-name="Luciole1" fo:font-size="20pt" officeooo:rsid="0033d814" fo:background-color="transparent" loext:char-shading-value="0" style:font-size-asian="20pt" style:font-size-complex="20pt"/>
    </style:style>
    <style:style style:name="T4" style:family="text">
      <style:text-properties fo:color="#000000" loext:opacity="100%" officeooo:rsid="00fe0611"/>
    </style:style>
    <style:style style:name="T5" style:family="text">
      <style:text-properties officeooo:rsid="0035ca4b"/>
    </style:style>
    <style:style style:name="T6" style:family="text">
      <style:text-properties officeooo:rsid="00557eeb"/>
    </style:style>
    <style:style style:name="T7" style:family="text">
      <style:text-properties officeooo:rsid="005d3bf4"/>
    </style:style>
    <style:style style:name="T8" style:family="text">
      <style:text-properties officeooo:rsid="00b526d8"/>
    </style:style>
    <style:style style:name="T9" style:family="text">
      <style:text-properties officeooo:rsid="00b69779"/>
    </style:style>
    <style:style style:name="T10" style:family="text">
      <style:text-properties officeooo:rsid="00b7d822"/>
    </style:style>
    <style:style style:name="T11" style:family="text">
      <style:text-properties officeooo:rsid="00d51a12"/>
    </style:style>
    <style:style style:name="T12" style:family="text">
      <style:text-properties officeooo:rsid="003a81b2"/>
    </style:style>
    <style:style style:name="T13" style:family="text">
      <style:text-properties officeooo:rsid="004c6d4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e40e88" style:font-weight-asian="normal" style:font-weight-complex="normal"/>
    </style:style>
    <style:style style:name="T16" style:family="text">
      <style:text-properties fo:font-weight="normal" officeooo:rsid="00f31a20" style:font-weight-asian="normal" style:font-weight-complex="normal"/>
    </style:style>
    <style:style style:name="T17" style:family="text">
      <style:text-properties fo:font-weight="normal" officeooo:rsid="00ff5791" style:font-weight-asian="normal" style:font-weight-complex="normal"/>
    </style:style>
    <style:style style:name="T18" style:family="text">
      <style:text-properties fo:font-weight="normal" officeooo:rsid="00ffb7a3" style:font-weight-asian="normal" style:font-weight-complex="normal"/>
    </style:style>
    <style:style style:name="T19" style:family="text">
      <style:text-properties fo:font-weight="normal" officeooo:rsid="00fc4c6e" style:font-weight-asian="normal" style:font-weight-complex="normal"/>
    </style:style>
    <style:style style:name="T20" style:family="text">
      <style:text-properties fo:font-weight="normal" officeooo:rsid="01065362" style:font-weight-asian="normal" style:font-weight-complex="normal"/>
    </style:style>
    <style:style style:name="T21" style:family="text">
      <style:text-properties fo:font-weight="normal" officeooo:rsid="010ddad2" style:font-weight-asian="normal" style:font-weight-complex="normal"/>
    </style:style>
    <style:style style:name="T22" style:family="text">
      <style:text-properties fo:font-weight="normal" officeooo:rsid="01080295" style:font-weight-asian="normal" style:font-weight-complex="normal"/>
    </style:style>
    <style:style style:name="T23" style:family="text">
      <style:text-properties fo:font-weight="normal" officeooo:rsid="010b50dd" style:font-weight-asian="normal" style:font-weight-complex="normal"/>
    </style:style>
    <style:style style:name="T24" style:family="text">
      <style:text-properties fo:font-weight="normal" officeooo:rsid="011eef4e" style:font-weight-asian="normal" style:font-weight-complex="normal"/>
    </style:style>
    <style:style style:name="T25" style:family="text">
      <style:text-properties officeooo:rsid="00dfabd3"/>
    </style:style>
    <style:style style:name="T26" style:family="text">
      <style:text-properties officeooo:rsid="00e18719"/>
    </style:style>
    <style:style style:name="T27" style:family="text">
      <style:text-properties officeooo:rsid="00e5b030"/>
    </style:style>
    <style:style style:name="T28" style:family="text">
      <style:text-properties officeooo:rsid="00f0147d"/>
    </style:style>
    <style:style style:name="T29" style:family="text">
      <style:text-properties officeooo:rsid="00f18032"/>
    </style:style>
    <style:style style:name="T30" style:family="text">
      <style:text-properties officeooo:rsid="00f31a20"/>
    </style:style>
    <style:style style:name="T31" style:family="text">
      <style:text-properties officeooo:rsid="00f54ebf"/>
    </style:style>
    <style:style style:name="T32" style:family="text">
      <style:text-properties officeooo:rsid="00fc4c6e"/>
    </style:style>
    <style:style style:name="T33" style:family="text">
      <style:text-properties officeooo:rsid="00fdcdf5"/>
    </style:style>
    <style:style style:name="T34" style:family="text">
      <style:text-properties officeooo:rsid="00fe0611"/>
    </style:style>
    <style:style style:name="T35" style:family="text">
      <style:text-properties officeooo:rsid="00ff5791"/>
    </style:style>
    <style:style style:name="T36" style:family="text">
      <style:text-properties officeooo:rsid="00ffb7a3"/>
    </style:style>
    <style:style style:name="T37" style:family="text">
      <style:text-properties officeooo:rsid="01009e0c"/>
    </style:style>
    <style:style style:name="T38" style:family="text">
      <style:text-properties officeooo:rsid="0100be50"/>
    </style:style>
    <style:style style:name="T39" style:family="text">
      <style:text-properties officeooo:rsid="0102b99d"/>
    </style:style>
    <style:style style:name="T40" style:family="text">
      <style:text-properties officeooo:rsid="01051904"/>
    </style:style>
    <style:style style:name="T41" style:family="text">
      <style:text-properties officeooo:rsid="01065362"/>
    </style:style>
    <style:style style:name="T42" style:family="text">
      <style:text-properties officeooo:rsid="010687e9"/>
    </style:style>
    <style:style style:name="T43" style:family="text">
      <style:text-properties officeooo:rsid="010b50dd"/>
    </style:style>
    <style:style style:name="T44" style:family="text">
      <style:text-properties officeooo:rsid="010b6a70"/>
    </style:style>
    <style:style style:name="T45" style:family="text">
      <style:text-properties officeooo:rsid="010c4043"/>
    </style:style>
    <style:style style:name="T46" style:family="text">
      <style:text-properties officeooo:rsid="010d487e"/>
    </style:style>
    <style:style style:name="T47" style:family="text">
      <style:text-properties officeooo:rsid="010ddad2"/>
    </style:style>
    <style:style style:name="T48" style:family="text">
      <style:text-properties officeooo:rsid="010e5756"/>
    </style:style>
    <style:style style:name="T49" style:family="text">
      <style:text-properties officeooo:rsid="010e5975"/>
    </style:style>
    <style:style style:name="T50" style:family="text">
      <style:text-properties officeooo:rsid="0110a047"/>
    </style:style>
    <style:style style:name="T51" style:family="text">
      <style:text-properties officeooo:rsid="0113b1a4"/>
    </style:style>
    <style:style style:name="T52" style:family="text">
      <style:text-properties officeooo:rsid="01150d35"/>
    </style:style>
    <style:style style:name="T53" style:family="text">
      <style:text-properties officeooo:rsid="0115bf8a"/>
    </style:style>
    <style:style style:name="T54" style:family="text">
      <style:text-properties officeooo:rsid="01181718"/>
    </style:style>
    <style:style style:name="T55" style:family="text">
      <style:text-properties officeooo:rsid="01193aa6"/>
    </style:style>
    <style:style style:name="T56" style:family="text">
      <style:text-properties officeooo:rsid="0119e56c"/>
    </style:style>
    <style:style style:name="T57" style:family="text">
      <style:text-properties style:font-name="Luciole1" fo:font-size="20pt" fo:background-color="transparent" loext:char-shading-value="0" style:font-size-asian="20pt" style:font-size-complex="20pt"/>
    </style:style>
    <style:style style:name="T58" style:family="text">
      <style:text-properties officeooo:rsid="0049fe17"/>
    </style:style>
    <style:style style:name="T59" style:family="text">
      <style:text-properties officeooo:rsid="003b42ee"/>
    </style:style>
    <style:style style:name="T60" style:family="text">
      <style:text-properties style:text-position="super 58%"/>
    </style:style>
    <style:style style:name="T61" style:family="text">
      <style:text-properties officeooo:rsid="011d14ff"/>
    </style:style>
    <style:style style:name="T62" style:family="text">
      <style:text-properties fo:font-weight="bold"/>
    </style:style>
    <style:style style:name="T63" style:family="text">
      <style:text-properties fo:font-weight="bold" officeooo:rsid="011b918f"/>
    </style:style>
    <style:style style:name="T64" style:family="text">
      <style:text-properties officeooo:rsid="00decc37"/>
    </style:style>
    <style:style style:name="T65" style:family="text">
      <style:text-properties officeooo:rsid="00cdcec9"/>
    </style:style>
    <style:style style:name="T66" style:family="text">
      <style:text-properties officeooo:rsid="00defcfe"/>
    </style:style>
    <style:style style:name="T67" style:family="text">
      <style:text-properties officeooo:rsid="011eef4e"/>
    </style:style>
    <style:style style:name="T68" style:family="text">
      <style:text-properties style:font-name="Luciole2" fo:font-size="20pt" style:text-underline-style="solid" style:text-underline-width="auto" style:text-underline-color="font-color" officeooo:rsid="00fc4c6e" style:font-name-asian="Microsoft YaHei" style:font-size-asian="18pt" style:font-name-complex="Arial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Le Lieu-Dit</text:p>
      <text:p text:style-name="P52"><text:span text:style-name="T62">Programme </text:span><text:span text:style-name="T63">novembre</text:span><text:span text:style-name="T62"> 2025</text:span></text:p>
      <text:p text:style-name="P50"><text:span text:style-name="T58">L</text:span>e <text:span text:style-name="T58">L</text:span>ieu-<text:span text:style-name="T59">d</text:span>it est un espace d’expérimentations culturelles, sociales et citoyenne géré par la ville de <text:span text:style-name="T58">C</text:span>lermont-<text:span text:style-name="T58">F</text:span>errand et mis à disposition d’associations. </text:p>
      <text:p text:style-name="P50"><text:span text:style-name="T59">i</text:span>l est composé de 6 espaces: </text:p>
      <text:p text:style-name="P50">-la vitrine, le foyer et la galerie au rez-de-chaussée</text:p>
      <text:p text:style-name="P50">-le club et le théâtre au 1<text:span text:style-name="T60">er</text:span> étage, accessible par des escaliers uniquement</text:p>
      <text:p text:style-name="P50"><text:span text:style-name="T14">-l’appartement au 2ème étage, accessible par des escaliers uniquement</text:span></text:p>
      <text:h text:style-name="Heading_20_1" text:outline-level="1">d<text:span text:style-name="T32">imanche</text:span> 2 <text:span text:style-name="T68">novembre</text:span></text:h>
      <text:p text:style-name="P32">1<text:span text:style-name="T64">5</text:span><text:span text:style-name="T65">h</text:span><text:span text:style-name="T32">30</text:span><text:span text:style-name="T65"> au </text:span><text:span text:style-name="T64">foyer</text:span></text:p>
      <text:p text:style-name="P33">concert-<text:span text:style-name="T43">goûter</text:span> de Dieu Lune et la Grenouille (magic pop expé)</text:p>
      <text:p text:style-name="P3"><text:span text:style-name="T19">organisé par </text:span>Lé anfan térible </text:p>
      <text:p text:style-name="P34"><text:span text:style-name="T43">entrée</text:span> <text:span text:style-name="T32">prix libre, pour les enfants et </text:span><text:span text:style-name="T43">grands enfants</text:span></text:p>
      <text:p text:style-name="P4"><text:span text:style-name="T22">atelier masques grenouillesques avec Florine Paulius à 14h30 </text:span><text:span text:style-name="T24">dans le vitrine, </text:span><text:span text:style-name="T23">sur inscription à </text:span>leanfanterible@proton.me </text:p>
      <text:h text:style-name="Heading_20_1" text:outline-level="1">d<text:span text:style-name="T32">imanche</text:span> 2 <text:span text:style-name="T32">novembre</text:span></text:h>
      <text:p text:style-name="P32"><text:span text:style-name="T32">20</text:span><text:span text:style-name="T65">h au </text:span><text:span text:style-name="T64">foyer</text:span></text:p>
      <text:p text:style-name="P33">concert de Dona Casque (<text:span text:style-name="T42">pop post</text:span> p<text:span text:style-name="T42">unk</text:span>)</text:p>
      <text:p text:style-name="P33"><text:soft-page-break/>organisé par Risque Nul</text:p>
      <text:p text:style-name="P3"><text:span text:style-name="T19">prix libre</text:span></text:p>
      <text:h text:style-name="Heading_20_1" text:outline-level="1"><text:span text:style-name="T32">mardi</text:span> 4 <text:span text:style-name="T32">novem</text:span>bre</text:h>
      <text:p text:style-name="P6"><text:span text:style-name="T33">19</text:span>h<text:span text:style-name="T33">30</text:span> <text:span text:style-name="T9">au </text:span><text:span text:style-name="T32">théâtre</text:span></text:p>
      <text:p text:style-name="P8"><text:span text:style-name="T33">Festival AlimenTerre : </text:span>projection <text:span text:style-name="T33">de « Seeds of Dignity » de Ali Alsheikh Khedr (31min-VOSTFR) et « The Pickers – Fruits Amers » de Ike Sasse (1h20-VOSTFR)</text:span></text:p>
      <text:p text:style-name="P10">organisé par <text:span text:style-name="T32">le cinéma le Rio, en partenariat avec Anis étoilé</text:span></text:p>
      <text:p text:style-name="P12">5€</text:p>
      <text:h text:style-name="Heading_20_1" text:outline-level="1">jeudi <text:span text:style-name="T25">6 </text:span><text:span text:style-name="T34">novem</text:span><text:span text:style-name="T25">bre</text:span></text:h>
      <text:p text:style-name="P14"><text:span text:style-name="T34">20</text:span>h au <text:span text:style-name="T25">t</text:span>héâtre</text:p>
      <text:p text:style-name="P19">Archi &amp; Toile : <text:span text:style-name="T34">Piscines, des lieux de vie</text:span></text:p>
      <text:p text:style-name="P22">Projection de <text:span text:style-name="T34">6 courts-métrages</text:span></text:p>
      <text:p text:style-name="P14">organisé par l<text:span text:style-name="T25">a Maison de l’Architecture Auvergne</text:span></text:p>
      <text:p text:style-name="P14">entrée libre <text:span text:style-name="T31">au chapeau</text:span></text:p>
      <text:h text:style-name="Heading_20_1" text:outline-level="1"><text:span text:style-name="T34">vendredi</text:span> <text:span text:style-name="T34">7</text:span> <text:span text:style-name="T34">novem</text:span>bre</text:h>
      <text:p text:style-name="P35"><text:span text:style-name="T34">18</text:span>h au <text:span text:style-name="T34">club</text:span></text:p>
      <text:p text:style-name="P38">Devil <text:span text:style-name="T67">R</text:span>ats <text:span text:style-name="T67">F</text:span>est 3 : concerts de Broken Bomb, Cold Stress et Rancoeur (punk)</text:p>
      <text:p text:style-name="P38"><text:span text:style-name="T8">o</text:span>rganisé par Devil Rats records</text:p>
      <text:p text:style-name="P39">5€, concerts à partir de 20h</text:p>
      <text:h text:style-name="Heading_20_1" text:outline-level="1"><text:soft-page-break/><text:span text:style-name="T34">samedi 8 novem</text:span>bre</text:h>
      <text:p text:style-name="P24"><text:span text:style-name="T11">1</text:span><text:span text:style-name="T35">4</text:span>h<text:span text:style-name="T11"> </text:span><text:span text:style-name="T27">et 1</text:span><text:span text:style-name="T35">5</text:span><text:span text:style-name="T27">h</text:span><text:span text:style-name="T35">30</text:span> <text:span text:style-name="T29">au </text:span><text:span text:style-name="T67">t</text:span><text:span text:style-name="T29">héâtre</text:span></text:p>
      <text:p text:style-name="P51">Ateliers communication corps et voix</text:p>
      <text:p text:style-name="P26"><text:span text:style-name="T1">"Aidant·es • </text:span><text:span text:style-name="T4">Grand âge • expression artistique</text:span><text:span text:style-name="T1">"</text:span> </text:p>
      <text:p text:style-name="P26">par <text:span text:style-name="T12">Cies La Traver</text:span><text:span text:style-name="T13">S</text:span><text:span text:style-name="T12">cène et</text:span> La Lune Rouge</text:p>
      <text:p text:style-name="P1"><text:span text:style-name="T2">gratuit </text:span><text:span text:style-name="T3">sur réservation </text:span><text:span text:style-name="T2">via 06 69 18 75 27 ou</text:span><text:span text:style-name="T3"> </text:span><text:a xlink:type="simple" xlink:href="http://www.latraverscene.fr/" office:target-frame-name="_blank" xlink:show="new" text:style-name="Internet_20_link" text:visited-style-name="Visited_20_Internet_20_Link"><text:span text:style-name="T57">www.latraverscene.fr</text:span></text:a></text:p>
      <text:h text:style-name="Heading_20_1" text:outline-level="1">samedi 8 novembre</text:h>
      <text:p text:style-name="P43">19h au club</text:p>
      <text:p text:style-name="P43">Concerts de Nass, Montanita, Shezlöng et Hofsan (rock folk)</text:p>
      <text:p text:style-name="P43">organisé par Nuits Clermontoises</text:p>
      <text:p text:style-name="P43">5€</text:p>
      <text:h text:style-name="Heading_20_1" text:outline-level="1">jeudi <text:span text:style-name="T35">13</text:span><text:span text:style-name="T25"> </text:span><text:span text:style-name="T34">novem</text:span><text:span text:style-name="T25">bre</text:span></text:h>
      <text:p text:style-name="P15"><text:span text:style-name="T34">20</text:span>h au <text:span text:style-name="T25">t</text:span>héâtre</text:p>
      <text:p text:style-name="P20">Archi &amp; Toile : <text:span text:style-name="T35">Monographie</text:span></text:p>
      <text:p text:style-name="P27">projection du documentaire « Roger d’Astous » d’Étienne Desrosiers (1h23)</text:p>
      <text:p text:style-name="P15">organisé par l<text:span text:style-name="T25">a Maison de l’Architecture Auvergne</text:span></text:p>
      <text:p text:style-name="P15">entrée libre <text:span text:style-name="T31">au chapeau</text:span></text:p>
      <text:h text:style-name="Heading_20_1" text:outline-level="1">vendredi 14 et samedi 1<text:span text:style-name="T49">5</text:span> novembre</text:h>
      <text:p text:style-name="P43">18h au club <text:span text:style-name="T39">et théâtre</text:span></text:p>
      <text:p text:style-name="P43">Massive Central <text:span text:style-name="T36">#2 (sound system)</text:span></text:p>
      <text:p text:style-name="P28"><text:span text:style-name="T17">vendredi 14 </text:span><text:span text:style-name="T18">dès 18h</text:span><text:span text:style-name="T17"> : </text:span><text:span text:style-name="T18">concerts de </text:span><text:span text:style-name="T17">Dub Shepherds, </text:span>ZAFA, Junior Roy, Jah Militant </text:p>
      <text:p text:style-name="P45"><text:soft-page-break/>samedi 15 à 14h : projection de documentaire sur la culture sound system</text:p>
      <text:p text:style-name="P45">samedi 15 dès 18h : concerts de ZOFA, ZAFA, Ikadub, Junior Roy</text:p>
      <text:p text:style-name="P45">organisé par ZAFA Sound System et Bat Records</text:p>
      <text:p text:style-name="P45"><text:span text:style-name="T41">préventes </text:span>8€ pour 1 jour, 10€ pour les 2 jours</text:p>
      <text:h text:style-name="Heading_20_1" text:outline-level="1">dimanche <text:span text:style-name="T49">16</text:span><text:span text:style-name="T37"> novem</text:span>bre</text:h>
      <text:p text:style-name="P36"><text:span text:style-name="T8">20</text:span>h au Foyer</text:p>
      <text:p text:style-name="P40">Projection Ciné-club de La Bûche</text:p>
      <text:p text:style-name="P41">« <text:span text:style-name="T52">Hotel » de Benjamin Nuel (1h20-VF non sous titré)</text:span></text:p>
      <text:p text:style-name="P40">prix libre, cantine et buvette à partir de 19h</text:p>
      <text:h text:style-name="Heading_20_1" text:outline-level="1">mercredi 19 novembre </text:h>
      <text:p text:style-name="P47">17h au Foyer</text:p>
      <text:p text:style-name="P47">première rencontre de l’Hypnotic orchestra</text:p>
      <text:p text:style-name="P47">organisé par Cosmo<text:span text:style-name="T39">p</text:span>ogo</text:p>
      <text:p text:style-name="P47">entrée libre, ouvert à toustes les musiciennes</text:p>
      <text:h text:style-name="Heading_20_1" text:outline-level="1">vendredi <text:span text:style-name="T36">21 novembre</text:span></text:h>
      <text:p text:style-name="P44"><text:span text:style-name="T46">18h30</text:span><text:span text:style-name="T40"> </text:span><text:span text:style-name="T47">au </text:span><text:span text:style-name="T51">théâtre et club</text:span></text:p>
      <text:p text:style-name="P48">Discussion « les lieux collectifs, école d’une société post-capitaliste ? »</text:p>
      <text:p text:style-name="P46">organisé par Danser l’Orage</text:p>
      <text:p text:style-name="P46">entrée libre <text:span text:style-name="T47">sur inscription</text:span>, <text:span text:style-name="T40">suivit d’un concert </text:span><text:span text:style-name="T53">de la Chorale de la coopé </text:span><text:span text:style-name="T54">dès 21h</text:span></text:p>
      <text:h text:style-name="Heading_20_1" text:outline-level="1"><text:soft-page-break/><text:span text:style-name="T40">vendredi 21 et </text:span><text:span text:style-name="T36">samedi 22 novembre</text:span></text:h>
      <text:p text:style-name="P48">Rencontres Transiscope</text:p>
      <text:h text:style-name="Heading_20_2" text:outline-level="2">vendredi 21 <text:span text:style-name="T61">novembre</text:span> : </text:h>
      <text:list text:style-name="L1">
        <text:list-item>
          <text:p text:style-name="P55">9h30 <text:span text:style-name="T51">à l’appartement</text:span> : cycle « communs et société post-capitaliste : comment faire commun entre communs ? » <text:span text:style-name="T48">avec Danser d’Orage</text:span></text:p>
        </text:list-item>
        <text:list-item>
          <text:p text:style-name="P55">13h30 au <text:span text:style-name="T53">théâtre</text:span> : présentation CTC, Transiscope et lieux de convergence</text:p>
        </text:list-item>
        <text:list-item>
          <text:p text:style-name="P55">15h au <text:span text:style-name="T53">théâtre</text:span> : atelier « faire système, faire commun : quel rôle pour la cartographie dans les lieux de convergence »</text:p>
        </text:list-item>
      </text:list>
      <text:h text:style-name="Heading_20_2" text:outline-level="2">samedi 22 <text:span text:style-name="T61">novembre</text:span> : </text:h>
      <text:list text:style-name="L2">
        <text:list-item>
          <text:p text:style-name="P56">à partir de 9h <text:span text:style-name="T48">au </text:span><text:span text:style-name="T53">théâtre</text:span><text:span text:style-name="T48"> </text:span>: <text:span text:style-name="T48">ateliers pa</text:span><text:span text:style-name="T50">r</text:span><text:span text:style-name="T48">ticipatif façon forum ouvert</text:span></text:p>
        </text:list-item>
      </text:list>
      <text:p text:style-name="P45">organisé par <text:span text:style-name="T47">Transiscope</text:span></text:p>
      <text:p text:style-name="P28"><text:span text:style-name="T21">gratuit, sur inscription</text:span><text:span text:style-name="T20">, </text:span>dans le cadre des Transiscothons </text:p>
      <text:h text:style-name="Heading_20_1" text:outline-level="1">dimanche <text:span text:style-name="T9">2</text:span><text:span text:style-name="T37">3 novem</text:span>bre</text:h>
      <text:p text:style-name="P37"><text:span text:style-name="T8">20</text:span>h au Foyer</text:p>
      <text:p text:style-name="P42">Projection Ciné-club de La Bûche</text:p>
      <text:p text:style-name="P49">Carte blanche au C<text:span text:style-name="T55">lubb Guitos</text:span> (non sous titré)</text:p>
      <text:p text:style-name="P42">prix libre, cantine et buvette à partir de 19h</text:p>
      <text:h text:style-name="Heading_20_1" text:outline-level="1"><text:span text:style-name="T32">mardi</text:span> <text:span text:style-name="T36">25</text:span> <text:span text:style-name="T32">novem</text:span>bre</text:h>
      <text:p text:style-name="P7"><text:span text:style-name="T36">20</text:span>h <text:span text:style-name="T9">au </text:span><text:span text:style-name="T32">théâtre</text:span></text:p>
      <text:p text:style-name="P9"><text:span text:style-name="T33">Festival AlimenTerre : </text:span>projection <text:span text:style-name="T33">de « </text:span><text:span text:style-name="T36">Les </text:span><text:soft-page-break/><text:span text:style-name="T36">Antilles empoisonnées, la banane et le chlordécone » de Nicolas Glimois (52min)</text:span></text:p>
      <text:p text:style-name="P11">organisé par <text:span text:style-name="T32">le cinéma le Rio, en partenariat avec Anis étoilé</text:span></text:p>
      <text:p text:style-name="P13">5€</text:p>
      <text:h text:style-name="Heading_20_1" text:outline-level="1"><text:span text:style-name="T36">mercredi 26</text:span><text:span text:style-name="T34"> novem</text:span>bre</text:h>
      <text:p text:style-name="P25"><text:span text:style-name="T11">1</text:span><text:span text:style-name="T37">5</text:span>h<text:span text:style-name="T37">30</text:span><text:span text:style-name="T11"> </text:span><text:span text:style-name="T27">et </text:span><text:span text:style-name="T37">18</text:span><text:span text:style-name="T27">h</text:span> <text:span text:style-name="T29">au </text:span><text:span text:style-name="T67">t</text:span><text:span text:style-name="T29">héâtre</text:span></text:p>
      <text:p text:style-name="P29"><text:span text:style-name="T1">Atelier mouvement et troubles neuro-évolutifs</text:span> </text:p>
      <text:p text:style-name="P30"><text:span text:style-name="T1">"Aidant·es • </text:span><text:span text:style-name="T4">Grand âge • expression artistique</text:span><text:span text:style-name="T1">"</text:span> </text:p>
      <text:p text:style-name="P30">par <text:span text:style-name="T52">la cie</text:span> La Lune Rouge</text:p>
      <text:p text:style-name="P2"><text:span text:style-name="T2">gratuit </text:span><text:span text:style-name="T3">sur réservation </text:span><text:span text:style-name="T2">via 06 69 18 75 27 ou</text:span><text:span text:style-name="T3"> </text:span><text:a xlink:type="simple" xlink:href="http://www.latraverscene.fr/" text:style-name="Internet_20_link" text:visited-style-name="Visited_20_Internet_20_Link"><text:span text:style-name="T57">www.latraverscene.fr</text:span></text:a></text:p>
      <text:h text:style-name="Heading_20_1" text:outline-level="1">jeudi <text:span text:style-name="T37">27</text:span><text:span text:style-name="T25"> </text:span><text:span text:style-name="T34">novem</text:span><text:span text:style-name="T25">bre</text:span></text:h>
      <text:p text:style-name="P16"><text:span text:style-name="T34">20</text:span>h au <text:span text:style-name="T25">t</text:span>héâtre</text:p>
      <text:p text:style-name="P21">Archi &amp; Toile : <text:span text:style-name="T37">Logements, une autre façon d’habiter</text:span></text:p>
      <text:p text:style-name="P23">Projection de <text:span text:style-name="T34">6 courts-métrages</text:span></text:p>
      <text:p text:style-name="P16">organisé par l<text:span text:style-name="T25">a Maison de l’Architecture Auvergne</text:span></text:p>
      <text:p text:style-name="P16">entrée libre <text:span text:style-name="T31">au chapeau</text:span></text:p>
      <text:h text:style-name="Heading_20_1" text:outline-level="1">du vendredi 28 au dimanche 30 novembre</text:h>
      <text:p text:style-name="P5">F<text:span text:style-name="T37">estival </text:span><text:span text:style-name="T39">Histoires Crépues </text:span><text:span text:style-name="T45">Auvergnates</text:span></text:p>
      <text:h text:style-name="Heading_20_2" text:outline-level="2">vendredi 28 <text:span text:style-name="T61">novembre</text:span> : </text:h>
      <text:list text:style-name="L3">
        <text:list-item>
          <text:p text:style-name="P57">18h dans la galerie : vernissage de l’exposition d’archives coloniales auvergnates</text:p>
        </text:list-item>
        <text:list-item>
          <text:p text:style-name="P57"><text:soft-page-break/>20h au théâtre : projection de l’épisode « on discute – Ma vie d’immigré en milieu rural » tourné au Lieu-Dit en avril</text:p>
        </text:list-item>
      </text:list>
      <text:h text:style-name="Heading_20_2" text:outline-level="2">samedi 29 <text:span text:style-name="T61">novembre</text:span> : </text:h>
      <text:list xml:id="list2060022784" text:style-name="L6">
        <text:list-item>
          <text:p text:style-name="P63">14h au théâtre : conférence « Les plantations Michelin au Viêt Nam » avec Eric Panthou</text:p>
        </text:list-item>
        <text:list-item>
          <text:p text:style-name="P61"><text:span text:style-name="T54">16</text:span>h<text:span text:style-name="T45"> dans le foyer : Open Mic « Abrège ta thèse »</text:span></text:p>
        </text:list-item>
        <text:list-item>
          <text:p text:style-name="P60"><text:span text:style-name="T45">17h au théâtre : projection de « Arbre de l’authenticité » de Sammy Baloji (Congo-1h25-</text:span><text:span text:style-name="T54">sous-titré VF</text:span><text:span text:style-name="T45">)</text:span></text:p>
        </text:list-item>
        <text:list-item>
          <text:p text:style-name="P60"><text:span text:style-name="T45">20h au club : soirée concert </text:span><text:span text:style-name="T56">de Eden Tinto Collins </text:span><text:span text:style-name="T45">et DJ set </text:span><text:span text:style-name="T49">de Asiancore et </text:span><text:span text:style-name="T56">Yapasmieux</text:span></text:p>
        </text:list-item>
      </text:list>
      <text:h text:style-name="Heading_20_2" text:outline-level="2">dimanche 30 <text:span text:style-name="T61">novembre</text:span> : </text:h>
      <text:list text:style-name="L5">
        <text:list-item>
          <text:p text:style-name="P58"><text:span text:style-name="T56">après midi</text:span><text:span text:style-name="T44"> dans le foyer : atelier enfants organisé par le Bici Social Crew</text:span></text:p>
        </text:list-item>
        <text:list-item>
          <text:p text:style-name="P62">14h au théâtre : conférence « Clermont-Ferrand, point de départ des croisades » avec Anna Anikpara Damon</text:p>
        </text:list-item>
        <text:list-item>
          <text:p text:style-name="P62">15h au théâtre : parole aux jeunes de Croix de Neyrat avec Ysain Chelly</text:p>
        </text:list-item>
        <text:list-item>
          <text:p text:style-name="P62">16h au théâtre : discussion du Collectif pour Indépendance de la Kanaky avec Iabe Lapacas</text:p>
        </text:list-item>
        <text:list-item>
          <text:p text:style-name="P62">17h au théâtre : projection « Leur <text:soft-page-break/>Algérie » de Lina Soualem (Algérie-73min)</text:p>
        </text:list-item>
        <text:list-item>
          <text:p text:style-name="P59"><text:span text:style-name="T39">20h </text:span><text:span text:style-name="T45">au théâtre</text:span><text:span text:style-name="T39"> : projection « Les oiseaux de passage » de Ciro Guerra et Cristina Gallego (2h05-VOSTFR) en partenariat avec le cinéma le Rio</text:span></text:p>
        </text:list-item>
      </text:list>
      <text:p text:style-name="P17">organisé par H<text:span text:style-name="T37">istoires Crépues</text:span></text:p>
      <text:p text:style-name="P18"><text:span text:style-name="T49">prix libre</text:span><text:span text:style-name="T66">, </text:span><text:span text:style-name="T45">repas proposé les soirs par Clermont Afrofest, bar et stand toute la journée</text:span></text:p>
      <text:p text:style-name="P65"><text:span text:style-name="T61">L’</text:span><text:span text:style-name="T37">exposition </text:span><text:span text:style-name="T61">est </text:span><text:span text:style-name="T37">visible jusqu’au </text:span><text:span text:style-name="T49">30 novembre</text:span><text:span text:style-name="T37"> dans la galerie </text:span><text:span text:style-name="T44">de </text:span><text:span text:style-name="T49">14</text:span><text:span text:style-name="T44">h à </text:span><text:span text:style-name="T49">20</text:span><text:span text:style-name="T44">h</text:span></text:p>
      <text:h text:style-name="Heading_20_1" text:outline-level="1">les choses que vous ne voyez pas </text:h>
      <text:p text:style-name="P31"><text:span text:style-name="T5">des </text:span>résidence<text:span text:style-name="T5">s </text:span><text:span text:style-name="T10">pour la TraverScène et H</text:span><text:span text:style-name="T37">istoires Crépues</text:span><text:span text:style-name="T5">,</text:span> <text:span text:style-name="T6">des </text:span>réunions d’associations <text:span text:style-name="T38">et</text:span> de compagnies,<text:span text:style-name="T6"> </text:span><text:span text:style-name="T8">les permanences du Débrouillo’Lab </text:span><text:span text:style-name="T9">des </text:span><text:span text:style-name="T10">Petits Débrouillards Auvergne, </text:span><text:span text:style-name="T30">les r</text:span><text:span text:style-name="T15">encontre</text:span><text:span text:style-name="T16">s</text:span><text:span text:style-name="T15"> autour du studio 2O44 atelier d’écriture et de production musicale</text:span><text:span text:style-name="T10">, les Journées </text:span><text:span text:style-name="T26">de l’amicale d</text:span><text:span text:style-name="T28">es Amix du </text:span><text:span text:style-name="T26">Lieu-Dit </text:span><text:span text:style-name="T28">pour réfléchir à l’avenir</text:span><text:span text:style-name="T7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ystem" style:font-pitch="variable"/>
    <style:font-face style:name="Luciole" svg:font-family="Luciole"/>
    <style:font-face style:name="Luciole1" svg:font-family="Luciole" style:font-family-generic="swiss" style:font-pitch="variable"/>
    <style:font-face style:name="Luciole2" svg:font-family="Luciole" style:font-adornments="Gras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Times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Times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Luciole2" fo:font-family="Luciole" style:font-style-name="Gras" style:font-family-generic="swiss" style:font-pitch="variable" fo:font-size="20pt" fo:font-weight="600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cm" style:contextual-spacing="false" style:page-number="auto"/>
      <style:text-properties fo:font-size="20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fo:font-size="20pt" fo:font-weight="600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1048a8393ae2eeec98dff31b5c133c5f1d08b890</meta:generator>
    <meta:initial-creator>Clélia BARTHELON</meta:initial-creator>
    <dc:date>2025-11-02T09:28:36.209544072</dc:date>
    <dc:creator>Samuel B</dc:creator>
    <meta:editing-duration>P7DT21H24M21S</meta:editing-duration>
    <meta:editing-cycles>81</meta:editing-cycles>
    <dc:title>Programme Lieu-Dit novembre 2025</dc:title>
    <meta:document-statistic meta:table-count="0" meta:image-count="0" meta:object-count="0" meta:page-count="8" meta:paragraph-count="128" meta:word-count="1026" meta:character-count="6030" meta:non-whitespace-character-count="5130"/>
  </office:meta>
</office:document-meta>
</file>